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002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564c" style:font-size-asian="14pt" style:font-size-complex="14pt"/>
    </style:style>
    <style:style style:name="P4" style:family="paragraph" style:parent-style-name="Standard">
      <style:text-properties fo:font-size="14pt" officeooo:rsid="00227617" officeooo:paragraph-rsid="00227617" style:font-size-asian="14pt" style:font-size-complex="14pt"/>
    </style:style>
    <style:style style:name="P5" style:family="paragraph" style:parent-style-name="Standard">
      <style:text-properties fo:font-size="14pt" officeooo:rsid="00227617" officeooo:paragraph-rsid="0017478d" style:font-size-asian="14pt" style:font-size-complex="14pt"/>
    </style:style>
    <style:style style:name="P6" style:family="paragraph" style:parent-style-name="Standard">
      <style:text-properties fo:font-size="14pt" officeooo:paragraph-rsid="002f8ff8" style:font-size-asian="14pt" style:font-size-complex="14pt"/>
    </style:style>
    <style:style style:name="P7" style:family="paragraph" style:parent-style-name="Standard">
      <style:text-properties fo:font-size="14pt" officeooo:rsid="00301b51" officeooo:paragraph-rsid="00301b51" style:font-size-asian="14pt" style:font-size-complex="14pt"/>
    </style:style>
    <style:style style:name="P8" style:family="paragraph" style:parent-style-name="Standard">
      <style:text-properties fo:font-size="14pt" officeooo:paragraph-rsid="00301b51" style:font-size-asian="14pt" style:font-size-complex="14pt"/>
    </style:style>
    <style:style style:name="P9" style:family="paragraph" style:parent-style-name="Standard">
      <style:text-properties fo:font-size="14pt" officeooo:rsid="003145c9" officeooo:paragraph-rsid="003145c9" style:font-size-asian="14pt" style:font-size-complex="14pt"/>
    </style:style>
    <style:style style:name="P10" style:family="paragraph" style:parent-style-name="Standard">
      <style:text-properties fo:font-size="14pt" officeooo:rsid="0017478d" officeooo:paragraph-rsid="0017478d" style:font-size-asian="14pt" style:font-size-complex="14pt"/>
    </style:style>
    <style:style style:name="P11" style:family="paragraph" style:parent-style-name="Standard">
      <style:text-properties fo:font-size="14pt" officeooo:rsid="0031848b" officeooo:paragraph-rsid="0031848b" style:font-size-asian="14pt" style:font-size-complex="14pt"/>
    </style:style>
    <style:style style:name="P12" style:family="paragraph" style:parent-style-name="Standard">
      <style:text-properties fo:font-size="14pt" officeooo:rsid="0031e963" officeooo:paragraph-rsid="0031e963" style:font-size-asian="14pt" style:font-size-complex="14pt"/>
    </style:style>
    <style:style style:name="P13" style:family="paragraph" style:parent-style-name="Standard">
      <style:text-properties fo:font-size="14pt" officeooo:rsid="00321d91" officeooo:paragraph-rsid="00321d91" style:font-size-asian="14pt" style:font-size-complex="14pt"/>
    </style:style>
    <style:style style:name="P14" style:family="paragraph" style:parent-style-name="Standard">
      <style:text-properties fo:font-size="14pt" officeooo:rsid="00339ff2" officeooo:paragraph-rsid="00339ff2" style:font-size-asian="14pt" style:font-size-complex="14pt"/>
    </style:style>
    <style:style style:name="P15" style:family="paragraph" style:parent-style-name="Standard">
      <style:text-properties fo:font-size="14pt" officeooo:paragraph-rsid="00339ff2" style:font-size-asian="14pt" style:font-size-complex="14pt"/>
    </style:style>
    <style:style style:name="P16" style:family="paragraph" style:parent-style-name="Standard">
      <style:text-properties fo:font-size="14pt" officeooo:paragraph-rsid="00345e25" style:font-size-asian="14pt" style:font-size-complex="14pt"/>
    </style:style>
    <style:style style:name="P17" style:family="paragraph" style:parent-style-name="Standard">
      <style:text-properties fo:font-size="14pt" officeooo:rsid="00350dfd" officeooo:paragraph-rsid="00350dfd" style:font-size-asian="14pt" style:font-size-complex="14pt"/>
    </style:style>
    <style:style style:name="P18" style:family="paragraph" style:parent-style-name="Standard">
      <style:text-properties fo:font-size="14pt" officeooo:paragraph-rsid="0035e609" style:font-size-asian="14pt" style:font-size-complex="14pt"/>
    </style:style>
    <style:style style:name="P19" style:family="paragraph" style:parent-style-name="Standard">
      <style:text-properties fo:font-size="14pt" officeooo:paragraph-rsid="0036a2b5" style:font-size-asian="14pt" style:font-size-complex="14pt"/>
    </style:style>
    <style:style style:name="P20" style:family="paragraph" style:parent-style-name="Standard">
      <style:text-properties fo:font-size="14pt" fo:font-style="normal" fo:font-weight="normal" officeooo:rsid="002f8ff8" officeooo:paragraph-rsid="002f8ff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3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32pt" fo:font-weight="bold" officeooo:rsid="0017478d" officeooo:paragraph-rsid="0017478d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0pt" fo:font-weight="bold" officeooo:paragraph-rsid="0019564c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paragraph-rsid="002f8ff8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paragraph-rsid="00301b51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paragraph-rsid="00339ff2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fo:font-weight="bold" officeooo:paragraph-rsid="00345e25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officeooo:paragraph-rsid="0035e609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0pt" fo:font-weight="bold" officeooo:paragraph-rsid="0036a2b5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0pt" fo:font-style="normal" fo:font-weight="bold" officeooo:paragraph-rsid="002f8ff8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2f8ff8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text-position="0% 100%" fo:font-size="14pt" fo:font-style="normal" style:text-underline-style="none" fo:font-weight="normal" officeooo:rsid="002f8ff8" officeooo:paragraph-rsid="002f8ff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font-weight="normal" officeooo:rsid="00339ff2" officeooo:paragraph-rsid="00339ff2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text-position="0% 100%" fo:font-size="14pt" fo:font-style="normal" style:text-underline-style="none" fo:font-weight="normal" officeooo:rsid="00345e25" officeooo:paragraph-rsid="00345e2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text-position="0% 100%" fo:font-size="14pt" fo:font-style="normal" style:text-underline-style="none" fo:font-weight="normal" officeooo:rsid="0035e609" officeooo:paragraph-rsid="0035e609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text-position="0% 100%" fo:font-size="14pt" fo:font-style="normal" style:text-underline-style="none" fo:font-weight="normal" officeooo:rsid="0036a2b5" officeooo:paragraph-rsid="0036a2b5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able_20_Contents">
      <style:text-properties fo:font-size="14pt" officeooo:rsid="002843b8" officeooo:paragraph-rsid="002843b8" style:font-size-asian="14pt" style:font-size-complex="14pt"/>
    </style:style>
    <style:style style:name="P42" style:family="paragraph" style:parent-style-name="Table_20_Contents">
      <style:text-properties fo:font-size="14pt" officeooo:rsid="002843b8" officeooo:paragraph-rsid="003567a0" style:font-size-asian="14pt" style:font-size-complex="14pt"/>
    </style:style>
    <style:style style:name="P43" style:family="paragraph" style:parent-style-name="Table_20_Contents">
      <style:text-properties fo:font-size="14pt" officeooo:rsid="002f8ff8" officeooo:paragraph-rsid="002f8ff8" style:font-size-asian="14pt" style:font-size-complex="14pt"/>
    </style:style>
    <style:style style:name="P44" style:family="paragraph" style:parent-style-name="Table_20_Contents">
      <style:text-properties fo:font-size="14pt" officeooo:rsid="00345e25" officeooo:paragraph-rsid="003567a0" style:font-size-asian="14pt" style:font-size-complex="14pt"/>
    </style:style>
    <style:style style:name="P45" style:family="paragraph" style:parent-style-name="Table_20_Contents">
      <style:text-properties fo:font-size="14pt" officeooo:rsid="003567a0" officeooo:paragraph-rsid="003567a0" style:font-size-asian="14pt" style:font-size-complex="14pt"/>
    </style:style>
    <style:style style:name="P46" style:family="paragraph" style:parent-style-name="Table_20_Contents">
      <style:text-properties fo:font-size="14pt" officeooo:rsid="0036a2b5" officeooo:paragraph-rsid="0036a2b5" style:font-size-asian="14pt" style:font-size-complex="14pt"/>
    </style:style>
    <style:style style:name="P47" style:family="paragraph" style:parent-style-name="Standard">
      <style:text-properties fo:font-size="14pt" officeooo:paragraph-rsid="002f8ff8" style:font-size-asian="14pt" style:font-size-complex="14pt"/>
    </style:style>
    <style:style style:name="P48" style:family="paragraph" style:parent-style-name="Standard">
      <style:text-properties fo:font-size="14pt" officeooo:rsid="00375ade" officeooo:paragraph-rsid="00375ade" style:font-size-asian="14pt" style:font-size-complex="14pt"/>
    </style:style>
    <style:style style:name="P49" style:family="paragraph" style:parent-style-name="Table_20_Contents">
      <style:text-properties fo:font-size="14pt" officeooo:rsid="003854f4" officeooo:paragraph-rsid="003854f4" style:font-size-asian="14pt" style:font-size-complex="14pt"/>
    </style:style>
    <style:style style:name="T1" style:family="text">
      <style:text-properties officeooo:rsid="00227617"/>
    </style:style>
    <style:style style:name="T2" style:family="text">
      <style:text-properties officeooo:rsid="00265b22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f8ff8"/>
    </style:style>
    <style:style style:name="T6" style:family="text">
      <style:text-properties style:text-position="0% 100%" fo:font-weight="bold" officeooo:rsid="002f8ff8" style:font-weight-asian="bold" style:font-weight-complex="bold"/>
    </style:style>
    <style:style style:name="T7" style:family="text">
      <style:text-properties style:text-position="0% 100%" style:font-name="Liberation Serif1" officeooo:rsid="002f8ff8" style:font-name-asian="Liberation Serif1" style:font-name-complex="Liberation Serif1"/>
    </style:style>
    <style:style style:name="T8" style:family="text">
      <style:text-properties style:text-position="0% 100%" style:font-name="Liberation Serif" officeooo:rsid="002f8ff8" style:font-name-asian="WenQuanYi Micro Hei" style:font-name-complex="Lohit Hindi"/>
    </style:style>
    <style:style style:name="T9" style:family="text">
      <style:text-properties style:text-position="0% 100%" officeooo:rsid="003567a0"/>
    </style:style>
    <style:style style:name="T10" style:family="text">
      <style:text-properties style:text-position="super 58%"/>
    </style:style>
    <style:style style:name="T11" style:family="text">
      <style:text-properties officeooo:rsid="002f8ff8"/>
    </style:style>
    <style:style style:name="T12" style:family="text">
      <style:text-properties officeooo:rsid="00301b51"/>
    </style:style>
    <style:style style:name="T13" style:family="text">
      <style:text-properties officeooo:rsid="003145c9"/>
    </style:style>
    <style:style style:name="T14" style:family="text">
      <style:text-properties officeooo:rsid="00321d91"/>
    </style:style>
    <style:style style:name="T15" style:family="text">
      <style:text-properties officeooo:rsid="00339ff2"/>
    </style:style>
    <style:style style:name="T16" style:family="text">
      <style:text-properties officeooo:rsid="00345e25"/>
    </style:style>
    <style:style style:name="T17" style:family="text">
      <style:text-properties officeooo:rsid="003567a0"/>
    </style:style>
    <style:style style:name="T18" style:family="text">
      <style:text-properties officeooo:rsid="0035e60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6a2b5"/>
    </style:style>
    <style:style style:name="T21" style:family="text">
      <style:text-properties officeooo:rsid="00375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eataxe-64</text:p>
      <text:p text:style-name="P24"><text:span text:style-name="T1">File Formats</text:span>.</text:p>
      <text:p text:style-name="P22">Richard Parker <text:span text:style-name="T21">13.1</text:span>.201<text:span text:style-name="T21">9</text:span></text:p>
      <text:p text:style-name="P1"/>
      <text:p text:style-name="P25">Section 1 – Introduction</text:p>
      <text:p text:style-name="P2"/>
      <text:p text:style-name="P5"><text:span text:style-name="T11">This document specifies the format of data in files</text:span>.<text:span text:style-name="T12"> <text:s/>A file in meataxe64 format consists of a header with a five-word header block (with its own checksum) and then a collection of 64-byte blocks in one of two formats (63 payload bytes or 31 &lt;zero-count, byte&gt; pairs if there are sufficient zeros to warrant it. <text:s/>The last block contains the checksum of the entire file. <text:s/>This format is specified in detail in section 2.</text:span></text:p>
      <text:p text:style-name="P5"/>
      <text:p text:style-name="P7">The five-word header block specifies in detail the semantics and syntax of the remaining file, as described in section 3.</text:p>
      <text:p text:style-name="P7"/>
      <text:p text:style-name="P28">Section <text:span text:style-name="T12">2</text:span> – <text:span text:style-name="T12">Detailed file format.</text:span></text:p>
      <text:p text:style-name="P8"/>
      <text:p text:style-name="P7">The first 64 bytes of any meataxe64 file consist of 8 (little-endian) 64-bit integers with the following semantics</text:p>
      <text:p text:style-name="P7"/>
      <text:p text:style-name="P7">word 0 - always 1.</text:p>
      <text:p text:style-name="P7">word 1 - the file type (1=matrix, 2=bitstring, 3=map etc.)<text:span text:style-name="T13"> see section 3.</text:span></text:p>
      <text:p text:style-name="P7">words 2-5 further header information as described in section 3.</text:p>
      <text:p text:style-name="P7">words 6-7 header checksum.</text:p>
      <text:p text:style-name="P7"/>
      <text:p text:style-name="P9">All following blocks are in one of two formats. <text:s/></text:p>
      <text:p text:style-name="P10"/>
      <text:p text:style-name="P11">First byte = 10, 63 data bytes follow. <text:s/>If there are not that many data bytes left, the trailing space is filled with binary zeros.</text:p>
      <text:p text:style-name="P11"/>
      <text:p text:style-name="P12">First byte = 11, next byte is not used and must be zero. <text:s/>Then follows 31 pairs, each of the form &lt;number of zero bytes, one byte&gt; where the number of zero bytes may be anything from 0 to 255 inclusive. <text:s/>If there are more than that many zeros, 255 is used and the next byte is also set to zero.</text:p>
      <text:p text:style-name="P12"/>
      <text:p text:style-name="P12">On writing, the decision between the two formats is made once 63 data bytes are known. <text:s/>If there are 32 or fewer zeros, format 10 is used<text:span text:style-name="T14"> (63 flat bytes) and with 33 or more zeros, format 11 (zero compressed) is used. <text:s/>Notice that with precisely 32 zeros the data could be written in either format completely filling the block, so format 10 is preferred as it will decode more rapidly.</text:span></text:p>
      <text:p text:style-name="P12"/>
      <text:p text:style-name="P17">The last block consists of a byte containing 20 followed by seven zeros, followed by <text:soft-page-break/>the 16-byte checksum, followed by 40 zeros to make up a complete 64-byte block.</text:p>
      <text:p text:style-name="P12"/>
      <text:p text:style-name="P13">The checksum mechanism used is bespoke, and is intended to be implementable using AVX-2 to deal with 32 bytes at a time<text:span text:style-name="T15">, though the two rotates must each be done by two shifts and an add (or xor). <text:s/>Notice that AVX-512 includes a rotate, at which point we might wish we had done things 64 bytes at a time rather than 32. <text:s/>In any case, the implementation is only in "c" at the moment, and compiling with gcc -O3 does not notice the vectorization possibility, though this may change in future.</text:span></text:p>
      <text:p text:style-name="P13"/>
      <text:p text:style-name="P14">At some point I will add an appendix describing the checksum.</text:p>
      <text:p text:style-name="P12"/>
      <text:p text:style-name="P26">Section <text:span text:style-name="T12">3</text:span> – <text:span text:style-name="T11">Header block semantics.</text:span></text:p>
      <text:p text:style-name="P3"/>
      <text:p text:style-name="P4">The I/O routines do zero compression and checksum verification automatically, and there is no current pressure, as far as I know, to change this. <text:s/>At the level of the I/O routines <text:span text:style-name="T2">a file starts with five 64-bit words in a header (along with the indication that it is a header). <text:s/>The second word is an application "file type", currently holding 1-5 as follows in the hdr[0] column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5">Hdr[0]</text:p>
          </table:table-cell>
          <table:table-cell table:style-name="Table1.A1" office:value-type="string">
            <text:p text:style-name="P45">Hdr[1]</text:p>
          </table:table-cell>
          <table:table-cell table:style-name="Table1.A1" office:value-type="string">
            <text:p text:style-name="P45">Hdr[2]</text:p>
          </table:table-cell>
          <table:table-cell table:style-name="Table1.A1" office:value-type="string">
            <text:p text:style-name="P45">Hdr[3]</text:p>
          </table:table-cell>
          <table:table-cell table:style-name="Table1.E1" office:value-type="string">
            <text:p text:style-name="P45">Hdr[4]</text:p>
          </table:table-cell>
        </table:table-row>
        <table:table-row>
          <table:table-cell table:style-name="Table1.A2" office:value-type="string">
            <text:p text:style-name="P41"><text:s text:c="2"/>1 - matrix</text:p>
          </table:table-cell>
          <table:table-cell table:style-name="Table1.A2" office:value-type="string">
            <text:p text:style-name="P41">fdef - field order</text:p>
          </table:table-cell>
          <table:table-cell table:style-name="Table1.A2" office:value-type="string">
            <text:p text:style-name="P41">nor - #rows</text:p>
          </table:table-cell>
          <table:table-cell table:style-name="Table1.A2" office:value-type="string">
            <text:p text:style-name="P41">noc = #cols</text:p>
          </table:table-cell>
          <table:table-cell table:style-name="Table1.E2" office:value-type="string">
            <text:p text:style-name="P41">0 - not used</text:p>
          </table:table-cell>
        </table:table-row>
        <table:table-row>
          <table:table-cell table:style-name="Table1.A2" office:value-type="string">
            <text:p text:style-name="P41"><text:s text:c="2"/>2 - bitstring</text:p>
          </table:table-cell>
          <table:table-cell table:style-name="Table1.A2" office:value-type="string">
            <text:p text:style-name="P41">Always 1</text:p>
          </table:table-cell>
          <table:table-cell table:style-name="Table1.A2" office:value-type="string">
            <text:p text:style-name="P41"># bits</text:p>
          </table:table-cell>
          <table:table-cell table:style-name="Table1.A2" office:value-type="string">
            <text:p text:style-name="P41"># set bits</text:p>
          </table:table-cell>
          <table:table-cell table:style-name="Table1.E2" office:value-type="string">
            <text:p text:style-name="P41">0 - not used</text:p>
          </table:table-cell>
        </table:table-row>
        <table:table-row>
          <table:table-cell table:style-name="Table1.A2" office:value-type="string">
            <text:p text:style-name="P43"><text:s text:c="2"/>3 - map</text:p>
          </table:table-cell>
          <table:table-cell table:style-name="Table1.A2" office:value-type="string">
            <text:p text:style-name="P43">Always 1</text:p>
          </table:table-cell>
          <table:table-cell table:style-name="Table1.A2" office:value-type="string">
            <text:p text:style-name="P43"># domain</text:p>
          </table:table-cell>
          <table:table-cell table:style-name="Table1.A2" office:value-type="string">
            <text:p text:style-name="P43"># image</text:p>
          </table:table-cell>
          <table:table-cell table:style-name="Table1.E2" office:value-type="string">
            <text:p text:style-name="P43">0 - not used</text:p>
          </table:table-cell>
        </table:table-row>
        <table:table-row>
          <table:table-cell table:style-name="Table1.A2" office:value-type="string">
            <text:p text:style-name="P49"><text:s text:c="2"/>4 - polynomial</text:p>
          </table:table-cell>
          <table:table-cell table:style-name="Table1.A2" office:value-type="string">
            <text:p text:style-name="P49">fdef - field order</text:p>
          </table:table-cell>
          <table:table-cell table:style-name="Table1.A2" office:value-type="string">
            <text:p text:style-name="P49">total degree</text:p>
          </table:table-cell>
          <table:table-cell table:style-name="Table1.A2" office:value-type="string">
            <text:p text:style-name="P49">Number factors</text:p>
          </table:table-cell>
          <table:table-cell table:style-name="Table1.E2" office:value-type="string">
            <text:p text:style-name="P49">0 - not used</text:p>
          </table:table-cell>
        </table:table-row>
      </table:table>
      <text:p text:style-name="P6"/>
      <text:p text:style-name="P48"/>
      <text:p text:style-name="P48"/>
      <text:p text:style-name="P33">Section <text:span text:style-name="T15">4</text:span> <text:span text:style-name="T11">Format of matrices</text:span>.</text:p>
      <text:p text:style-name="P21"/>
      <text:p text:style-name="P21">Meataxe-64 finite field formats are defined for all fields of order up to (but not including) 2<text:span text:style-name="T10">64</text:span><text:span text:style-name="T4">. <text:s/>The first format defined is the </text:span><text:span text:style-name="T9">FELT</text:span><text:span text:style-name="T4"> format</text:span><text:span text:style-name="T9"> (not used in files as yet) holding </text:span><text:span text:style-name="T4">single field elements - actually a</text:span><text:span text:style-name="T5">n unsigned 64-bit integer</text:span><text:span text:style-name="T4">.</text:span> <text:s/>It expresses all elements of such a field as polynomials modulo the Conway polynomial, where a polynomial a<text:span text:style-name="T3">n</text:span><text:span text:style-name="T4">x</text:span><text:span text:style-name="T10">n</text:span><text:span text:style-name="T4"> + ... + a</text:span><text:span text:style-name="T3">0</text:span><text:span text:style-name="T4"> is held as the integer obtained by replacing the indeterminate x in the expression by p - the characteristic. <text:s/>Hence, for example, 3x+4 over a field of characteristic 7 is held as 3.7+4 = 25.</text:span></text:p>
      <text:p text:style-name="P21"/>
      <text:p text:style-name="P21"><text:span text:style-name="T4">Format D is specified in terms of the field format. <text:s/>For fields of order 17 or greater, each FELT is stored in the smallest of uint64</text:span><text:span text:style-name="T9">_t</text:span><text:span text:style-name="T4">, uint32</text:span><text:span text:style-name="T9">_t</text:span><text:span text:style-name="T4">, uint16</text:span><text:span text:style-name="T9">_t</text:span><text:span text:style-name="T4"> or uint8</text:span><text:span text:style-name="T9">_t</text:span><text:span text:style-name="T4"> that can hold every element of the field. <text:s/>In memory (in principle) these are held in machine-endian form, but in practice the code only works on little-endian machines so the statement is currently rather academic. <text:s/>For fields of order q </text:span><text:span text:style-name="T7">≤</text:span><text:span text:style-name="T4"> 1</text:span><text:span text:style-name="T5">6</text:span><text:span text:style-name="T4"> the entries are packed such that a uint8</text:span><text:span text:style-name="T9">_t</text:span><text:span text:style-name="T4"> holds as many as possible with the first vector entry added to q times the second, added to q</text:span><text:span text:style-name="T10">2</text:span><text:span text:style-name="T4"> times the third (q </text:span><text:span text:style-name="T7">≤</text:span><text:span text:style-name="T4"> <text:s/></text:span><text:span text:style-name="T5">5</text:span><text:span text:style-name="T4">) added to q</text:span><text:span text:style-name="T10">3</text:span><text:span text:style-name="T4"> times the fourth </text:span><text:soft-page-break/><text:span text:style-name="T4">(q</text:span><text:span text:style-name="T5"> </text:span><text:span text:style-name="T7">≤</text:span><text:span text:style-name="T5"> <text:s/>4</text:span><text:span text:style-name="T4">) etc.</text:span></text:p>
      <text:p text:style-name="P35">Hence the entries are packed into bytes in a little-endian form. <text:s/>For example, a byte containing 11 over the field of order 3 represents the vector [2 0 1] (2.1+0.3+1.9).</text:p>
      <text:p text:style-name="P21"><text:span text:style-name="T5">As another example,</text:span><text:span text:style-name="T4"> for the field of order 9 each byte holds a number in the range 0-80, each representing two consecutive vector entries - the first plus 9 times the second</text:span><text:span text:style-name="T5">, </text:span><text:span text:style-name="T4">so the vector [ x+1 , 2x ] is converted first to the "field" format, yielding [ 4 , 6 ] and then to format D, yielding 58</text:span><text:span text:style-name="T5"> (</text:span><text:span text:style-name="T6">not</text:span><text:span text:style-name="T5"> 42 . . . the field elements are held little-endian!)</text:span><text:span text:style-name="T4">.</text:span></text:p>
      <text:p text:style-name="P21"><text:span text:style-name="T4">A vector then consists of the minimum number of entries needed to hold it, with zero elements appended to complete the last </text:span><text:span text:style-name="T5">byte if required (for fields of order </text:span><text:span text:style-name="T7">≤</text:span><text:span text:style-name="T8"> 16 only). <text:s/></text:span><text:span text:style-name="T4">Hence, for small fields, a vector may consist of any number of bytes, so that</text:span><text:span text:style-name="T5">, for example, </text:span><text:span text:style-name="T4">each vector of dimension 12 over GF(3) occupies three bytes.</text:span></text:p>
      <text:p text:style-name="P35"/>
      <text:p text:style-name="P29">Section <text:span text:style-name="T15">5</text:span> – <text:span text:style-name="T11">"bitstring" type.</text:span></text:p>
      <text:p text:style-name="P15"/>
      <text:p text:style-name="P37">Not yet <text:span text:style-name="T16">documented</text:span>.</text:p>
      <text:p text:style-name="P34"/>
      <text:p text:style-name="P27">Section <text:span text:style-name="T15">6</text:span> – <text:span text:style-name="T11">"map" type.</text:span></text:p>
      <text:p text:style-name="P6"/>
      <text:p text:style-name="P36">The map type, frequently used for permutations, holds a map from . . .</text:p>
      <text:p text:style-name="P20"/>
      <text:p text:style-name="P36">The domain set {0,1,2, . . . ,&lt;#domain-1&gt;} <text:s text:c="5"/>to</text:p>
      <text:p text:style-name="P36">The image set {0,1,2, . . . ,&lt;#image-1&gt; }</text:p>
      <text:p text:style-name="P20"/>
      <text:p text:style-name="P36">It should be noticed that previous meataxe systems used permutations on points numbered from 1. <text:s/>zcv therefore subtracts 1 from all point numbers and zpr adds 1.</text:p>
      <text:p text:style-name="P20"/>
      <text:p text:style-name="P36">Each entry occupies 8 bytes in a little-endian fashion<text:span text:style-name="T17">, there being #domain words, each less than #image</text:span>.</text:p>
      <text:p text:style-name="P36"/>
      <text:p text:style-name="P30">Section <text:span text:style-name="T16">7</text:span> – <text:span text:style-name="T11">"Algebra" type.</text:span></text:p>
      <text:p text:style-name="P16"/>
      <text:p text:style-name="P38">At present, this is simply a "wrapper" for the number of generators, as used in split and standard base. <text:s/>There is the possibility later for adding further information, such as short relators, rewrite systems, alternative standard base setting etc.</text:p>
      <text:p text:style-name="P38"/>
      <text:p text:style-name="P31">Section <text:span text:style-name="T18">8</text:span> – <text:span text:style-name="T11">"Sparsified" type.</text:span></text:p>
      <text:p text:style-name="P18"/>
      <text:p text:style-name="P39">The next word <text:span text:style-name="T19">trip</text:span> contains the number of "triples" (see below). <text:s/>The next word <text:span text:style-name="T19">nord</text:span> contains the number of dense rows. <text:s/>There then follow 3x"trip" 64-bit words of the form [ v , u , k ], and then "nord" rows in matrix format (see section 4). <text:s/>The user of a sparsified matrix must compute the total number of columns of U by taking noc (from the header) and rounding up if necessary to the nearest multiple of f-&gt;entbyte, and then adding k. <text:s/>These are the column numbers indexed by 'u' in a triple. <text:s/>A triple [v,u,k] indicates that k columns must be copied from an input vector starting at <text:soft-page-break/>column v to U starting at column u for k columns. <text:s/>It should be noticed that DCut and DPaste use these values. <text:s/>The vector U is then considered as a vector in the original space and a vector W to be multiplied by the dense part of the sparsified matrix.</text:p>
      <text:p text:style-name="P39"/>
      <text:p text:style-name="P32">Section <text:span text:style-name="T20">9</text:span> – <text:span text:style-name="T11">"perm cvt" type.</text:span></text:p>
      <text:p text:style-name="P19"/>
      <text:p text:style-name="P40">Not yet desig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9-01-13T16:59:29.488298310</dc:date>
    <meta:editing-duration>P1DT25M2S</meta:editing-duration>
    <meta:editing-cycles>141</meta:editing-cycles>
    <meta:generator>LibreOffice/5.1.6.2$Linux_X86_64 LibreOffice_project/10m0$Build-2</meta:generator>
    <meta:printed-by>User </meta:printed-by>
    <meta:print-date>2012-08-06T12:45:35</meta:print-date>
    <meta:document-statistic meta:table-count="1" meta:image-count="0" meta:object-count="0" meta:page-count="4" meta:paragraph-count="66" meta:word-count="1271" meta:character-count="6930" meta:non-whitespace-character-count="5671"/>
  </office:meta>
</office:document-meta>
</file>